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Big 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Dus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Piece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Energy Root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Energy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Revival Herb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Heal 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PokéDol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o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5-02-07T16:16:23.336414782</dc:date>
    <meta:editing-duration>PT11H32M48S</meta:editing-duration>
    <meta:editing-cycles>38</meta:editing-cycles>
    <meta:generator>LibreOffice/7.3.7.2$Linux_X86_64 LibreOffice_project/30$Build-2</meta:generator>
    <meta:document-statistic meta:table-count="1" meta:cell-count="1140" meta:object-count="0"/>
  </office:meta>
</office:document-meta>
</file>